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("Sistema")<text:line-break/>_"Si?<text:line-break/>("Como hago para entrar de nuevo ")</text:p>
      <text:p text:style-name="Text_20_body">No terminé de hablar y la luz blanca de antes me rodea de nuevo.<text:line-break/>Estoy otra vez en la habitación sin nada más que la laptop.<text:line-break/>_" Solo tiene que pensar en entrar. Y será transportado aquí "<text:line-break/>("Entiendo, gracias ")</text:p>
      <text:p text:style-name="Text_20_body">Me dirijo a la laptop.<text:line-break/>Yo considero que tenemos suficiente poder de fuego, pero si el líder, Jharls, (debo de aprenderme el nombre.), lo solicita, debe de ser por algo. Digo.<text:line-break/>Según parece no son simples bot.<text:line-break/>Debo interactuar más con ellos.</text:p>
      <text:p text:style-name="Text_20_body">(" Sistema, las unidades son conscientes.<text:line-break/>Pero tienen historia vividas de tras de ellos?")<text:line-break/>_" si y no. Se les genera. Se toman cientos de miles de partidas que han ocurrido en tu mundo , y la experiencia que deberían vivir las unidades si fuera una situación real, se simulan. Se guardan , y se ""imprimen"" en las unidades que convocas. Para que no sean simples npc que debas de q<text:line-break/>Guiar manualmente. Por supuesto también se le imprime una historia. Un nacimiento, ..."</text:p>
      <text:p text:style-name="Text_20_body">("Joder, eso significa que no puedo usar mi táctica de asalto en masa, son casi como seres reales!?")<text:line-break/>_"..."</text:p>
      <text:p text:style-name="Text_20_body">Ya, como la vez anterior cuando le pregunté sobre la posibilidad de usar cheats, solo guardo silencio.</text:p>
      <text:p text:style-name="Text_20_body">Ahora sí está situación es así.<text:line-break/>Y hay algún enemigo en el futuro. Lo suficientemente fuerte. Debo de planear bien mis tácticas.<text:line-break/>Mejor.<text:line-break/>Se la dejaré a alguna de estas unidades. Ellos tienen "experiencia de combate ".<text:line-break/>("Oye, puedo crear héroes ")</text:p>
      <text:p text:style-name="Text_20_body">_" No, el sistema que se instaló, se basa en las partidas de escaramuzas estándar, donde no se pueden producir unidades heroicas. O mas precisamente los "personajes" principales de la trama ".</text:p>
      <text:p text:style-name="Text_20_body">Eso pensé.<text:line-break/>De todas maneras no hay nada de malo en preguntar.</text:p>
      <text:p text:style-name="Text_20_body">(" Y qie hay de la ostras dos razas?")<text:line-break/>_"Desea cambiar la administración actual de la raza terran?<text:line-break/>De ser así, solo oprima F10, y de guardar y salir, sino tendrá que construir todo de nuevo.<text:line-break/>Una ves fuera de la "partida" , seleccione el único mapa disponible, y en la selección de raza, elija la que desea dirigir a continuación "</text:p>
      <text:p text:style-name="Text_20_body"><text:soft-page-break/>Bueno, eso fue simple.<text:line-break/>Si en el futuro necesito asaltos en masa. Usaré fuerzas zergs. De ultraliskos y zearlings en números elevados.</text:p>
      <text:p text:style-name="Text_20_body">Los protoss me darán un mayor flexibilidad táctica.<text:line-break/>Pudiendo combinar formaciones <text:line-break/>Zealots-Marienes.<text:line-break/>Hasta niveles Carriers-battlerxrusiers.<text:line-break/>Con eso no creo que haya fuerza capás  de frenarme.<text:line-break/>(N/A: !_! )</text:p>
      <text:p text:style-name="Text_20_body">Por el momento no voy a comenzar otra "partida" con una raza diferente.<text:line-break/>No es necesario.<text:line-break/>Aunque podría comemsar el desarrollo de las bases ya?<text:line-break/>Paso mi mano sobre mi rostro, sumido en pensamientos no tan profundos.<text:line-break/>("Hay dilación temporal, con respecto a la "realidad?") - pregunto, mientras espero una respuesta, para decidir si empiezo a desarrollar o mo las otras bases.<text:line-break/>No voy a tener a mis soldados esperando como idiotas por mi <text:line-break/>Cuando puedo hacer esto en otro momento.</text:p>
      <text:p text:style-name="Text_20_body">_" El tiempo no existe aquí"</text:p>
      <text:p text:style-name="Text_20_body">#(_(_(€(_(&amp;!?"[</text:p>
      <text:p text:style-name="Text_20_body">Eso sí es algo sorprendente.</text:p>
      <text:p text:style-name="Text_20_body">Bien, a lo que viene.<text:line-break/>Seleciono un firebat, y un raper.</text:p>
      <text:p text:style-name="Text_20_body">El firebat, será el CQC, que fue solicitado.<text:line-break/>Mientas el rape, pude ser usado como unidad rápida de reconocimiento.</text:p>
      <text:p text:style-name="Text_20_body">Oprimió Contr + 1.</text:p>
      <text:p text:style-name="Text_20_body">Se que solo tengo que pensar en salir.<text:line-break/>Pero me siento más cómodo dando el comando en voz alta.<text:line-break/>("Salir")</text:p>
      <text:p text:style-name="Text_20_body">La luz blanca que me rodea se desvanece.a mi lado , aparte del otro marine.<text:line-break/>Un firebat de 2.90 metros naranja con muchos "adornos ( identificadores mejor dicho) " grises, y un raper , con una altura mas "normal" de 2.0 metros estan presentes.</text:p>
      <text:p text:style-name="Text_20_body">Miran a su alrededor por unos segundos.<text:line-break/>Y luego al marine.<text:line-break/>Este asiente y los otros dos , hacen lo mismo.</text:p>
      <text:p text:style-name="Text_20_body">("Bien, es hora de irnos. Más adelante, a unos 600 metros, unidades aliadas nos esperan, en marcha")<text:line-break/>"""Roger""" los tres dicen a la vez.</text:p>
      <text:p text:style-name="Text_20_body"><text:soft-page-break/>Empezamos a caminar.<text:line-break/>Mis pies, que carecen de calzado, están un poco incómodo con la superficie irregular de piedra por donde voy pisando.</text:p>
      <text:p text:style-name="Text_20_body">Miro a los soldados,. carajos, ellos van muy bien, yo no parezco un mendigo .<text:line-break/>Lo soy.</text:p>
      <text:p text:style-name="Text_20_body">Bueno no se pide hacer nada.</text:p>
      <text:p text:style-name="Text_20_body">Unos minutos después, llegamos a la bifurcación, donde están los otros 5 marines esperando.<text:line-break/>.<text:line-break/>.<text:line-break/>.<text:line-break/>.<text:line-break/>.<text:line-break/>.<text:line-break/>POV MARINES ( 2 MINUTOS ANTES)</text:p>
      <text:p text:style-name="Text_20_body">Jharls, habla a sus soldados.<text:line-break/>" Señoritas , el comandante ya aparece en los sensores, trae refuerzos pesados. Estén listos para el Rock&amp;Roll".</text:p>
      <text:p text:style-name="Text_20_body">"""Roger""".<text:line-break/>Fue la respuesta bien disciplinada escuchó.<text:line-break/>Ellos eran partes del ejército imperial.<text:line-break/>Bajo el mando directo del general Horace Warfield.<text:line-break/>El mejor oficial de esa institución.<text:line-break/>Incorruptible.<text:line-break/>Valiente.<text:line-break/>Y decido.<text:line-break/>Siempre iba al campo de batalla junto con ellos.<text:line-break/>Sin quedarse en su formidable buque insignia como los demás generales.<text:line-break/>Y , ellos también eran fuerzas duras.<text:line-break/>Su última batalla fue en Chard.<text:line-break/>Donde ""aterrizaron" en conjunto con las fuerzas de Jime Rynorl.<text:line-break/>Decir que la batalla fue cruda , es un eufemismo.<text:line-break/>Perdieron 250 000 hombres antes de siquiera tocar suelo.<text:line-break/>Y luego quedaron tan dispersos que tuvieron que atrincherce como pudieron.<text:line-break/>Usando los restos de las cápsulas de reingreso. El terreno.<text:line-break/>O los más afortunados, en los búnkeres que los VCE que cayeron junto a algunos grupos, construyeron.<text:line-break/>Por suerte. Los rebeldes, sabían hacer lo suyo.<text:line-break/>Y más de 700 000 hombre fueron rescatados.<text:line-break/>Salvando así su grupo táctico de la extinción.<text:line-break/>Y salvando  al mismísimo general.<text:line-break/><text:soft-page-break/>Pues su Battlercrucier fue derribado.<text:line-break/>Por los enjambres de voladores zergs.</text:p>
      <text:p text:style-name="Text_20_body">El comandante táctico Jharls, regresa al presente.<text:line-break/>Los recuerdos son muchos.<text:line-break/>Pero estás escaramuzas son muy simples.<text:line-break/>El enemigo ni siquiera a tocado sus hp.<text:line-break/>Y sus barreras psionicas _( eso piensa él, que son la barreras mágicas que hacen los magos, con sus hechizos defensivos) _ son solo una broma.<text:line-break/>Así que parece que no va a haber una oposición muy fuerte a lo que sea que el comandante quiera hacer.<text:line-break/>.<text:line-break/>.<text:line-break/>.<text:line-break/>.<text:line-break/>.<text:line-break/>POV MC ( Tiempo Actual).<text:line-break/>("Hola Jharls")</text:p>
      <text:p text:style-name="Text_20_body">"Señor, bienvenido, me agrada estar una vez más al alcance director de sus órdenes".</text:p>
      <text:p text:style-name="Text_20_body">Vaya, parece un soldado muy disciplinado.<text:line-break/>Según lo que dijo el sistema, debe de haber tenido alguna "experiencia de combate".</text:p>
      <text:p text:style-name="Text_20_body">Asiento al comandante táctico.<text:line-break/>Al que voy a ascender a sargento.</text:p>
      <text:p text:style-name="Text_20_body">("Jharls,  de ahora en adelante eres Sargento, y mi segundo al mando")</text:p>
      <text:p text:style-name="Text_20_body">"Roger"_ golpea con su mano izquierda, (con la cual sostiene el escudo) su pecho.<text:line-break/>Supongo que ese es el saludo militar terrants.</text:p>
      <text:p text:style-name="Text_20_body">("Ponga al día a los recién llegados, que sepan cuál es el nivel de ""amenaza"" al cual nos enfrentamos")</text:p>
      <text:p text:style-name="Text_20_body">El sargento, le explica brevemente al firebat y al rape.<text:line-break/>Estos asienten.</text:p>
      <text:p text:style-name="Text_20_body">Bien, ahora ,que hago.<text:line-break/>Estoy intentando encontrar los  barracones de la guarida. Porque de ahí, a unos pocos metros están los "barracones" de los esclavos.<text:line-break/>Ahí, según mis recuerdos adquiridos por el anterior "usuario" de este cuerpo, tengo algunos amigos.<text:line-break/>Amigos, que "me han" ayudado en tiempos cuando no podía ya trabajar casi, hasta que me ejecutaron.</text:p>
      <text:p text:style-name="Text_20_body">(" Bien muchachos, nos movemos.<text:line-break/>En unos metros más adelante, debe de haber un barracón enemigo, si quedan elementos hostiles.<text:line-break/><text:soft-page-break/>Los eliminamos, y tomamos ese lugar como "base de operaciones ", luego iremos a otro barracón donde hay elementos no hostiles.<text:line-break/>Que son nuestro objetivo de protección, no les disparen")</text:p>
      <text:p text:style-name="Text_20_body">Así, comenzamos a movernos. Ya con los objetivos pre establecidos.</text:p>
      <text:p text:style-name="Text_20_body">¿Qué les diré a los míos, cuándo me vean?<text:line-break/>¿Qué voy a hacer a continuación?</text:p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5" meta:paragraph-count="41" meta:word-count="1238" meta:character-count="7163" meta:non-whitespace-character-count="5960"/>
  </office:meta>
</office:document-meta>
</file>